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msActivationSpecFactory.populateActivationSpecProperties( BeanWrapper bw , JmsActivationSpecConfig confi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JmsActivationSpecFactory.determineActivationSpecClass( ResourceAdapter adapt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efaultJmsActivationSpecFactory.applyAcknowledgeMode( BeanWrapper bw , int ack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